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.Tem-se um conjunto de dados contendo a altura e o sexo (masculino, feminino) de 10<text:s text:c="7"/>pessoas. Fazer um algoritmo que calcule e escreva:</text:span></text:p>
      <text:list text:style-name="L2">
        <text:list-item>
          <text:p text:style-name="P2"><text:span text:style-name="T1">a. a maior e a menor altura do grupo;</text:span></text:p>
        </text:list-item>
        <text:list-item>
          <text:p text:style-name="P2"><text:span text:style-name="T1">b. média de altura dos homens;</text:span></text:p>
        </text:list-item>
        <text:list-item>
          <text:p text:style-name="P2"><text:span text:style-name="T1">c. o número de mulheres.</text:span></text:p>
        </text:list-item>
      </text:list>
      <text:p text:style-name="P3"><text:span text:style-name="T2"/></text:p>
      <text:p text:style-name="P3"><text:span text:style-name="T3">2. Criar um programa que calcule a média de salários de uma empresa, pedindo ao usuário a grade de funcionários e os salários, e devolvendo a média salarial.</text:span></text:p>
      <text:p text:style-name="P3"><text:span text:style-name="T4"/></text:p>
      <text:p text:style-name="P3"><text:span text:style-name="T5">3.<text:s text:c="2"/>Calcular e apresentar o valor do volume de uma lata de óleo, utilizando fórmula: V = 3.14159 * R * R * A, em que as variáveis: V, R e A representam respectivamente o volume, o raio e a altura.</text:span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